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-Bold1" svg:font-family="Calibri-Bold" style:font-family-generic="system" style:font-pitch="variable"/>
    <style:font-face style:name="FreeSans" svg:font-family="FreeSans" style:font-family-generic="system" style:font-pitch="variable"/>
    <style:font-face style:name="MS-Gothic" svg:font-family="MS-Gothic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fo:color="#000000" style:font-name="Liberation Sans1" fo:font-size="11pt" fo:language="cs" fo:country="CZ" fo:font-weight="bold" officeooo:rsid="001b6363" officeooo:paragraph-rsid="001b6363" fo:background-color="transparent" style:font-size-asian="11pt" style:font-weight-asian="bold" style:font-name-complex="Calibri-Bold1" style:font-size-complex="11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Liberation Sans1" fo:font-size="11pt" fo:language="cs" fo:country="CZ" style:font-size-asian="11pt" style:font-name-complex="Calibri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1" fo:font-size="11pt" fo:language="cs" fo:country="CZ" style:font-size-asian="11pt" style:font-name-complex="Calibri1" style:font-size-complex="11pt" style:language-complex="ar" style:country-complex="SA"/>
    </style:style>
    <style:style style:name="P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1" fo:font-size="11pt" fo:language="cs" fo:country="CZ" officeooo:rsid="0013d91f" officeooo:paragraph-rsid="00144d1d" fo:background-color="transparent" style:font-size-asian="11pt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Liberation Sans1" fo:font-size="11pt" fo:language="cs" fo:country="CZ" officeooo:rsid="001b6363" officeooo:paragraph-rsid="001b6363" fo:background-color="transparent" style:font-size-asian="11pt" style:font-name-complex="Calibri-Bold1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a" style:font-name="Liberation Sans1" fo:font-size="11pt" fo:language="cs" fo:country="CZ" fo:font-weight="bold" style:font-size-asian="11pt" style:font-weight-asian="bold" style:font-name-complex="MS-Gothic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Liberation Sans1" fo:font-size="11pt" fo:language="cs" fo:country="CZ" fo:background-color="#ffff00" style:font-size-asian="11pt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Liberation Sans1" fo:font-size="11pt" fo:language="cs" fo:country="CZ" style:font-size-asian="11pt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ans1" fo:font-size="11pt" fo:language="cs" fo:country="CZ" style:font-size-asian="11pt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ans1" fo:font-size="11pt" fo:language="cs" fo:country="CZ" officeooo:paragraph-rsid="0013d91f" style:font-size-asian="11pt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1" fo:font-size="11pt" fo:language="cs" fo:country="CZ" style:font-size-asian="11pt" style:font-size-complex="11pt" style:language-complex="ar" style:country-complex="SA"/>
    </style:style>
    <style:style style:name="P1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font-name="Liberation Sans1" fo:font-size="11pt" officeooo:paragraph-rsid="00144d1d" fo:background-color="transparent" style:font-size-asian="11pt" style:font-size-complex="11pt"/>
    </style:style>
    <style:style style:name="P13" style:family="paragraph" style:parent-style-name="Základní_20_text_20_21">
      <style:paragraph-properties fo:text-align="justify" style:justify-single-word="false"/>
      <style:text-properties style:font-name="Liberation Sans1" fo:font-size="11pt" fo:language="cs" fo:country="CZ" style:font-size-asian="11pt" style:font-name-complex="Arial" style:font-size-complex="11pt" style:language-complex="ar" style:country-complex="SA"/>
    </style:style>
    <style:style style:name="P14" style:family="paragraph" style:parent-style-name="Základní_20_text_20_21">
      <style:paragraph-properties fo:text-align="justify" style:justify-single-word="false"/>
      <style:text-properties style:font-name="Liberation Sans1" fo:font-size="11pt" fo:language="cs" fo:country="CZ" officeooo:paragraph-rsid="0017dcc6" style:font-size-asian="11pt" style:font-name-complex="Arial" style:font-size-complex="11pt" style:language-complex="ar" style:country-complex="SA"/>
    </style:style>
    <style:style style:name="P15" style:family="paragraph" style:parent-style-name="Základní_20_text_20_21">
      <style:paragraph-properties fo:text-align="justify" style:justify-single-word="false"/>
      <style:text-properties style:font-name="Liberation Sans1" fo:font-size="11pt" fo:language="cs" fo:country="CZ" officeooo:paragraph-rsid="0016eca9" style:font-size-asian="11pt" style:font-name-complex="Arial" style:font-size-complex="11pt" style:language-complex="ar" style:country-complex="SA"/>
    </style:style>
    <style:style style:name="P16" style:family="paragraph" style:parent-style-name="Základní_20_text_20_21">
      <style:paragraph-properties fo:text-align="justify" style:justify-single-word="false"/>
      <style:text-properties style:font-name="Liberation Sans1" fo:font-size="11pt" fo:language="cs" fo:country="CZ" officeooo:paragraph-rsid="001b6363" style:font-size-asian="11pt" style:font-name-complex="Arial" style:font-size-complex="11pt" style:language-complex="ar" style:country-complex="SA"/>
    </style:style>
    <style:style style:name="P17" style:family="paragraph" style:parent-style-name="Základní_20_text_20_21">
      <style:paragraph-properties fo:text-align="justify" style:justify-single-word="false"/>
      <style:text-properties style:font-name="Liberation Sans1" fo:font-size="11pt" fo:language="cs" fo:country="CZ" officeooo:paragraph-rsid="0016eca9" style:font-size-asian="11pt" style:font-size-complex="11pt" style:language-complex="ar" style:country-complex="SA"/>
    </style:style>
    <style:style style:name="P18" style:family="paragraph" style:parent-style-name="Základní_20_text_20_21">
      <style:paragraph-properties fo:text-align="justify" style:justify-single-word="false"/>
      <style:text-properties style:font-name="Liberation Sans1" fo:font-size="11pt" fo:language="cs" fo:country="CZ" officeooo:paragraph-rsid="001b6363" style:font-size-asian="11pt" style:font-size-complex="11pt" style:language-complex="ar" style:country-complex="SA"/>
    </style:style>
    <style:style style:name="P19" style:family="paragraph" style:parent-style-name="Title" style:master-page-name="Standard">
      <style:paragraph-properties fo:text-align="center" style:justify-single-word="false" style:page-number="auto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20" style:family="paragraph" style:parent-style-name="Title">
      <style:paragraph-properties fo:text-align="center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a" fo:font-weight="bold" style:font-weight-asian="bold" style:font-name-complex="MS-Gothic"/>
    </style:style>
    <style:style style:name="T2" style:family="text">
      <style:text-properties fo:color="#00000a" fo:font-weight="bold" style:font-weight-asian="bold" style:font-name-complex="Calibri-Bold1" style:font-weight-complex="bold"/>
    </style:style>
    <style:style style:name="T3" style:family="text">
      <style:text-properties fo:color="#00000a" style:font-name-complex="Calibri1"/>
    </style:style>
    <style:style style:name="T4" style:family="text">
      <style:text-properties fo:color="#00000a" officeooo:rsid="001b6363" style:font-name-complex="Calibri1"/>
    </style:style>
    <style:style style:name="T5" style:family="text">
      <style:text-properties fo:color="#00000a" style:font-name-complex="MS-Gothic"/>
    </style:style>
    <style:style style:name="T6" style:family="text">
      <style:text-properties fo:color="#000000" style:font-name-complex="Calibri1"/>
    </style:style>
    <style:style style:name="T7" style:family="text">
      <style:text-properties fo:color="#000000" officeooo:rsid="0013d91f" style:font-name-complex="Calibri1"/>
    </style:style>
    <style:style style:name="T8" style:family="text">
      <style:text-properties fo:color="#000000" officeooo:rsid="001b6363" style:font-name-complex="Calibri1"/>
    </style:style>
    <style:style style:name="T9" style:family="text">
      <style:text-properties fo:color="#000000" officeooo:rsid="001b939e" style:font-name-complex="Calibri1"/>
    </style:style>
    <style:style style:name="T10" style:family="text">
      <style:text-properties fo:color="#000000" fo:font-weight="bold" style:font-weight-asian="bold" style:font-name-complex="Calibri-Bold1" style:font-weight-complex="bold"/>
    </style:style>
    <style:style style:name="T11" style:family="text">
      <style:text-properties fo:color="#000000" fo:font-weight="bold" style:font-weight-asian="bold" style:font-name-complex="MS-Gothic"/>
    </style:style>
    <style:style style:name="T12" style:family="text">
      <style:text-properties fo:color="#000000" fo:font-weight="bold" officeooo:rsid="001b6363" style:font-weight-asian="bold" style:font-name-complex="Calibri1" style:font-weight-complex="bold"/>
    </style:style>
    <style:style style:name="T13" style:family="text">
      <style:text-properties fo:color="#000000" style:font-name-complex="MS-Gothic"/>
    </style:style>
    <style:style style:name="T14" style:family="text">
      <style:text-properties fo:color="#000000" fo:background-color="#ffff00" loext:char-shading-value="0" style:font-name-complex="Calibri1"/>
    </style:style>
    <style:style style:name="T15" style:family="text">
      <style:text-properties fo:color="#000000" officeooo:rsid="0013d91f" fo:background-color="#ffff00" loext:char-shading-value="0" style:font-name-complex="Calibri1"/>
    </style:style>
    <style:style style:name="T16" style:family="text">
      <style:text-properties fo:color="#000000" officeooo:rsid="001b939e" fo:background-color="#ffff00" loext:char-shading-value="0" style:font-name-complex="Calibri1"/>
    </style:style>
    <style:style style:name="T17" style:family="text">
      <style:text-properties fo:color="#000000" fo:language="cs" fo:country="CZ" style:font-name-complex="Calibri1" style:language-complex="ar" style:country-complex="SA"/>
    </style:style>
    <style:style style:name="T18" style:family="text">
      <style:text-properties fo:color="#000000" fo:language="cs" fo:country="CZ" officeooo:rsid="001b6363" style:font-name-complex="Calibri1" style:language-complex="ar" style:country-complex="SA"/>
    </style:style>
    <style:style style:name="T19" style:family="text">
      <style:text-properties fo:color="#000000" fo:language="cs" fo:country="CZ" officeooo:rsid="001b939e" style:font-name-complex="Calibri1" style:language-complex="ar" style:country-complex="SA"/>
    </style:style>
    <style:style style:name="T20" style:family="text">
      <style:text-properties fo:color="#000000" fo:language="cs" fo:country="CZ" style:font-name-complex="MS-Gothic" style:language-complex="ar" style:country-complex="SA"/>
    </style:style>
    <style:style style:name="T21" style:family="text">
      <style:text-properties fo:color="#000000" fo:background-color="transparent" loext:char-shading-value="0" style:font-name-complex="Calibri1"/>
    </style:style>
    <style:style style:name="T22" style:family="text">
      <style:text-properties fo:color="#000000" officeooo:rsid="001b939e" fo:background-color="transparent" loext:char-shading-value="0" style:font-name-complex="Calibri1"/>
    </style:style>
    <style:style style:name="T23" style:family="text">
      <style:text-properties fo:color="#000000" officeooo:rsid="001b939e" fo:background-color="transparent" loext:char-shading-value="0" style:font-name-complex="Calibri1"/>
    </style:style>
    <style:style style:name="T24" style:family="text">
      <style:text-properties fo:color="#000000" fo:background-color="transparent" loext:char-shading-value="0" style:font-name-complex="Calibri1"/>
    </style:style>
    <style:style style:name="T25" style:family="text">
      <style:text-properties officeooo:rsid="001b6363"/>
    </style:style>
    <style:style style:name="T26" style:family="text">
      <style:text-properties style:font-name-complex="Arial"/>
    </style:style>
    <style:style style:name="T27" style:family="text">
      <style:text-properties officeooo:rsid="001b6363" style:font-name-complex="Arial"/>
    </style:style>
    <style:style style:name="T28" style:family="text">
      <style:text-properties fo:font-weight="bold" style:font-weight-asian="bold" style:font-name-complex="Calibri1"/>
    </style:style>
    <style:style style:name="T29" style:family="text">
      <style:text-properties style:font-name-complex="Calibri1"/>
    </style:style>
    <style:style style:name="T30" style:family="text">
      <style:text-properties officeooo:rsid="001b939e"/>
    </style:style>
    <style:style style:name="T31" style:family="text">
      <style:text-properties officeooo:rsid="001d9fc4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arovací smlouva</text:p>
      <text:p text:style-name="P20"/>
      <text:p text:style-name="P1">Centrum neziskových organizací Plzeň</text:p>
      <text:p text:style-name="P5"><text:span text:style-name="T29">IČO </text:span><text:span text:style-name="T28">64354679</text:span></text:p>
      <text:p text:style-name="P5">Barrandova 8, 326 00, Plzeň</text:p>
      <text:p text:style-name="P5">Zastoupena: Leošem Kubovým</text:p>
      <text:p text:style-name="P7"><text:span text:style-name="T12"/></text:p>
      <text:p text:style-name="P8"><text:span text:style-name="T6"><text:tab/><text:tab/><text:tab/><text:tab/><text:tab/><text:tab/><text:tab/><text:tab/><text:tab/>(jako „</text:span><text:span text:style-name="T10">dárce</text:span><text:span text:style-name="T6">“)<text:tab/><text:tab/>a</text:span></text:p>
      <text:p text:style-name="P6"/>
      <text:p text:style-name="P8"><text:span text:style-name="T1">Č</text:span><text:span text:style-name="T2">eská pirátská strana</text:span></text:p>
      <text:p text:style-name="P8"><text:span text:style-name="T3">I</text:span><text:span text:style-name="T5">Č</text:span><text:span text:style-name="T3">O </text:span><text:span text:style-name="T2">71339698</text:span></text:p>
      <text:p text:style-name="P8"><text:span text:style-name="T5">Ř</text:span><text:span text:style-name="T3">eho</text:span><text:span text:style-name="T5">ř</text:span><text:span text:style-name="T3">ova 943/19, 130 00 Praha 3</text:span></text:p>
      <text:p text:style-name="P8"><text:span text:style-name="T3">Zastoupena: </text:span><text:span text:style-name="T4">Pavlem Štěpánek</text:span></text:p>
      <text:p text:style-name="P8"><text:span text:style-name="T6"><text:tab/><text:tab/><text:tab/><text:tab/><text:tab/><text:tab/><text:tab/><text:tab/><text:tab/>(jako „</text:span><text:span text:style-name="T10">obdarovaná</text:span><text:span text:style-name="T6">“)</text:span></text:p>
      <text:p text:style-name="P2"/>
      <text:p text:style-name="P9"><text:span text:style-name="T6">uzavírají dle ust. § 2055 a násl. zákona </text:span><text:span text:style-name="T13">č</text:span><text:span text:style-name="T6">. 89/2012 Sb., ob</text:span><text:span text:style-name="T13">č</text:span><text:span text:style-name="T6">anského zákoníku v platném zn</text:span><text:span text:style-name="T13">ě</text:span><text:span text:style-name="T6">ní tuto darovací smlouvu.</text:span></text:p>
      <text:p text:style-name="P11"><text:span text:style-name="T1">Č</text:span><text:span text:style-name="T2">lánek I.</text:span></text:p>
      <text:p text:style-name="P9"><text:span text:style-name="T6">1. Dárce prohla</text:span><text:span text:style-name="T13">š</text:span><text:span text:style-name="T6">uje, </text:span><text:span text:style-name="T13">ž</text:span><text:span text:style-name="T6">e ní</text:span><text:span text:style-name="T13">ž</text:span><text:span text:style-name="T6">e uvedený dar není v rozporu se zákonem a dobrými mravy. Dar poskytuje dárce obdarovanému dobrovoln</text:span><text:span text:style-name="T13">ě</text:span><text:span text:style-name="T6">. S darem dárce nespojuje </text:span><text:span text:style-name="T13">ž</text:span><text:span text:style-name="T6">ádnou protislu</text:span><text:span text:style-name="T13">ž</text:span><text:span text:style-name="T6">bu </text:span><text:span text:style-name="T13">č</text:span><text:span text:style-name="T6">i jakékoli jiné protipln</text:span><text:span text:style-name="T13">ě</text:span><text:span text:style-name="T6">ní ze strany obdarovaného.</text:span></text:p>
      <text:p text:style-name="P3"/>
      <text:p text:style-name="P10"><text:span text:style-name="T6">2. Dárce touto smlouvou daruje obdarované</text:span><text:span text:style-name="T8"> nefinanční </text:span><text:span text:style-name="T6">dar v </text:span><text:span text:style-name="T7">hodnotě</text:span><text:span text:style-name="T6"> </text:span><text:span text:style-name="T9">zhruba</text:span><text:span text:style-name="T24"> </text:span><text:span text:style-name="T23">1 000</text:span><text:span text:style-name="T24">,</text:span><text:span text:style-name="T6">- </text:span><text:span text:style-name="T7">Kč</text:span><text:span text:style-name="T6">.</text:span></text:p>
      <text:list xml:id="list2145996454282493237" text:style-name="L1">
        <text:list-item>
          <text:p text:style-name="P4">Předmětem daru j<text:span text:style-name="T31">e 8</text:span> <text:span text:style-name="T30">vyřazených PC sestav bez software a 2 vyřazené tiskárny.</text:span></text:p>
        </text:list-item>
        <text:list-item>
          <text:p text:style-name="P12"><text:span text:style-name="T17">Ú</text:span><text:span text:style-name="T20">č</text:span><text:span text:style-name="T17">elem daru je </text:span><text:span text:style-name="T18">podpora projektu počítačového vzdělávání seniorů </text:span><text:span text:style-name="T19">způsobem dalšího darování věci.</text:span></text:p>
        </text:list-item>
      </text:list>
      <text:p text:style-name="P9"><text:span text:style-name="T6"/></text:p>
      <text:p text:style-name="P3"/>
      <text:p text:style-name="P11"><text:span text:style-name="T1">Č</text:span><text:span text:style-name="T2">lánek II.</text:span></text:p>
      <text:p text:style-name="P9"><text:span text:style-name="T6">1. Obdarovaný prohla</text:span><text:span text:style-name="T13">š</text:span><text:span text:style-name="T6">uje, </text:span><text:span text:style-name="T13">ž</text:span><text:span text:style-name="T6">e dar p</text:span><text:span text:style-name="T13">ř</text:span><text:span text:style-name="T6">ijímá a prohla</text:span><text:span text:style-name="T13">š</text:span><text:span text:style-name="T6">uje, </text:span><text:span text:style-name="T13">ž</text:span><text:span text:style-name="T6">e ho pou</text:span><text:span text:style-name="T13">ž</text:span><text:span text:style-name="T6">ije k dárcem ur</text:span><text:span text:style-name="T13">č</text:span><text:span text:style-name="T6">eným ú</text:span><text:span text:style-name="T13">č</text:span><text:span text:style-name="T6">el</text:span><text:span text:style-name="T13">ů</text:span><text:span text:style-name="T6">m.</text:span></text:p>
      <text:p text:style-name="P9"><text:span text:style-name="T6"/></text:p>
      <text:p text:style-name="P3"/>
      <text:p text:style-name="P11"><text:span text:style-name="T11">Č</text:span><text:span text:style-name="T10">lánek III.</text:span></text:p>
      <text:p text:style-name="P9"><text:span text:style-name="T6">1. Tuto smlouvu smluvní strany uzavírají po vzájemném projednání a se svobodnou v</text:span><text:span text:style-name="T13">ů</text:span><text:span text:style-name="T6">lí, nikoliv pod nátlakem, s jejím obsahem souhlasí a na d</text:span><text:span text:style-name="T13">ů</text:span><text:span text:style-name="T6">kaz toho p</text:span><text:span text:style-name="T13">ř</text:span><text:span text:style-name="T6">ipojují ní</text:span><text:span text:style-name="T13">ž</text:span><text:span text:style-name="T6">e své vlastnoru</text:span><text:span text:style-name="T13">č</text:span><text:span text:style-name="T6">ní podpisy.</text:span></text:p>
      <text:p text:style-name="P3"/>
      <text:p text:style-name="P9"><text:span text:style-name="T6">2. Jakékoliv zm</text:span><text:span text:style-name="T13">ě</text:span><text:span text:style-name="T6">ny nebo dopln</text:span><text:span text:style-name="T13">ě</text:span><text:span text:style-name="T6">ní této smlouvy jsou mo</text:span><text:span text:style-name="T13">ž</text:span><text:span text:style-name="T6">né jen písemn</text:span><text:span text:style-name="T13">ě </text:span><text:span text:style-name="T6">a s podpisem obou smluvních stran. Tato smlouva byla vyhotovena ve dvou originálních vyhotoveních, z nich</text:span><text:span text:style-name="T13">ž </text:span><text:span text:style-name="T6">každý ú</text:span><text:span text:style-name="T13">č</text:span><text:span text:style-name="T6">astník obdr</text:span><text:span text:style-name="T13">ž</text:span><text:span text:style-name="T6">el po jednom vyhotovení.</text:span></text:p>
      <text:p text:style-name="P3"/>
      <text:p text:style-name="P13"/>
      <text:section text:style-name="Sect1" text:name="Sekce1">
        <text:p text:style-name="P16"><text:span text:style-name="T25">V Plzni,</text:span> dne <text:span text:style-name="T25">11. 6. 2018</text:span></text:p>
        <text:p text:style-name="P14"/>
        <text:p text:style-name="P14"/>
        <text:p text:style-name="P14"/>
        <text:p text:style-name="P18"><text:span text:style-name="T26">……………………………………………</text:span></text:p>
        <text:p text:style-name="P18"><text:span text:style-name="T26">Dárce – </text:span><text:span text:style-name="T27">Leoš Kubový</text:span></text:p>
        <text:p text:style-name="P15"><text:span text:style-name="T25">V Plzni,</text:span> dne <text:span text:style-name="T25">11. 6. 2018</text:span></text:p>
        <text:p text:style-name="P15"/>
        <text:p text:style-name="P15"/>
        <text:p text:style-name="P15"/>
        <text:p text:style-name="P15">…………………………………………</text:p>
        <text:p text:style-name="P17"><text:span text:style-name="T26">Obdarovaná – </text:span><text:span text:style-name="T27">Pavel Štěpánek, KoKS PaK</text:span></text:p>
      </text:section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-Bold1" svg:font-family="Calibri-Bold" style:font-family-generic="system" style:font-pitch="variable"/>
    <style:font-face style:name="FreeSans" svg:font-family="FreeSans" style:font-family-generic="system" style:font-pitch="variable"/>
    <style:font-face style:name="MS-Gothic" svg:font-family="MS-Gothic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cs" fo:country="CZ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Základní_20_text_20_21" style:display-name="Základní text 21" style:family="paragraph" style:parent-style-name="Standard" style:default-outline-level="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Title" style:family="paragraph" style:parent-style-name="Heading" style:class="chapter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49:00</meta:creation-date>
    <meta:initial-creator>vasickova</meta:initial-creator>
    <dc:language>cs-CZ</dc:language>
    <dc:date>2018-06-11T12:10:02.038000000</dc:date>
    <meta:editing-cycles>8</meta:editing-cycles>
    <meta:editing-duration>PT27M</meta:editing-duration>
    <meta:generator>LibreOffice/5.1.1.3$Windows_X86_64 LibreOffice_project/89f508ef3ecebd2cfb8e1def0f0ba9a803b88a6d</meta:generator>
    <meta:document-statistic meta:table-count="0" meta:image-count="0" meta:object-count="0" meta:page-count="2" meta:paragraph-count="28" meta:word-count="233" meta:character-count="1528" meta:non-whitespace-character-count="1304"/>
    <meta:user-defined meta:name="AppVersion">12.0000</meta:user-defined>
    <meta:user-defined meta:name="Company">S&amp;T CZ s.r.o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